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ext-properties fo:color="#999999"/>
    </style:style>
    <style:style style:name="ce29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/>
    </style:style>
    <style:style style:name="ce295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office:forms form:automatic-focus="false" form:apply-design-mode="false"/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office:forms form:automatic-focus="false" form:apply-design-mode="false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office:forms form:automatic-focus="false" form:apply-design-mode="false"/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office:forms form:automatic-focus="false" form:apply-design-mode="false"/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/>
          <table:table-cell office:value-type="string" calcext:value-type="string">
            <text:p>http://fr.farnell.com/texas-instruments/cd4511bnsr/bcd-to-7-seg-latch-decoder-sop/dp/2342419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 table:number-rows-repeated="11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named-expressions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 style:data-style-name="N2" text:time-value="17:33:17.66267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T8H6M11S</meta:editing-duration>
    <meta:editing-cycles>10</meta:editing-cycles>
    <meta:generator>LibreOffice/4.2.6.3$MacOSX_x86 LibreOffice_project/3fd416d4c6db7d3204c17ce57a1d70f6e531ee21</meta:generator>
    <dc:date>2014-12-13T03:29:43.830632000</dc:date>
    <meta:document-statistic meta:table-count="9" meta:cell-count="1662" meta:object-count="0"/>
  </office:meta>
</office:document-meta>
</file>